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onsolas" svg:font-family="Consolas, 'Courier New', monospac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ProjectSchedule" style:family="table">
      <style:table-properties style:width="6.9236in" table:align="left" style:may-break-between-rows="true" table:border-model="collapsing"/>
    </style:style>
    <style:style style:name="ProjectSchedule.A" style:family="table-column">
      <style:table-column-properties style:column-width="2.6875in"/>
    </style:style>
    <style:style style:name="ProjectSchedule.B" style:family="table-column">
      <style:table-column-properties style:column-width="2.1181in"/>
    </style:style>
    <style:style style:name="ProjectSchedule.A1" style:family="table-cell">
      <style:table-cell-properties fo:background-color="#000000" fo:padding="0in" fo:border="none" style:writing-mode="page">
        <style:background-image/>
      </style:table-cell-properties>
    </style:style>
    <style:style style:name="ProjectSchedule.2" style:family="table-row">
      <style:table-row-properties fo:keep-together="auto"/>
    </style:style>
    <style:style style:name="ProjectSchedule.A2" style:family="table-cell">
      <style:table-cell-properties fo:background-color="transparent" fo:padding="0in" fo:border="none" style:writing-mode="page">
        <style:background-image/>
      </style:table-cell-properties>
    </style:style>
    <style:style style:name="ProjectSchedule.C2" style:family="table-cell" style:data-style-name="N0">
      <style:table-cell-properties fo:background-color="transparent" fo:padding="0in" fo:border="none" style:writing-mode="page">
        <style:background-image/>
      </style:table-cell-properties>
    </style:style>
    <style:style style:name="ProjectSchedule.A3" style:family="table-cell">
      <style:table-cell-properties fo:background-color="#cccccc" fo:padding="0in" fo:border="none" style:writing-mode="page">
        <style:background-image/>
      </style:table-cell-properties>
    </style:style>
    <style:style style:name="ProjectSchedule.B3" style:family="table-cell">
      <style:table-cell-properties fo:background-color="#cccccc" fo:padding="0in" fo:border="none" style:writing-mode="page">
        <style:background-image/>
      </style:table-cell-properties>
    </style:style>
    <style:style style:name="ProjectSchedule.C3" style:family="table-cell" style:data-style-name="N0">
      <style:table-cell-properties fo:background-color="#cccccc" fo:padding="0in" fo:border="none" style:writing-mode="page">
        <style:background-image/>
      </style:table-cell-properties>
    </style:style>
    <style:style style:name="ProjectSchedule.A5" style:family="table-cell">
      <style:table-cell-properties fo:background-color="#cccccc" fo:padding="0in" fo:border="none" style:writing-mode="page">
        <style:background-image/>
      </style:table-cell-properties>
    </style:style>
    <style:style style:name="ProjectSchedule.B5" style:family="table-cell">
      <style:table-cell-properties fo:background-color="#cccccc" fo:padding="0in" fo:border="none" style:writing-mode="page">
        <style:background-image/>
      </style:table-cell-properties>
    </style:style>
    <style:style style:name="ProjectSchedule.A7" style:family="table-cell">
      <style:table-cell-properties fo:background-color="#cccccc" fo:padding="0in" fo:border="none" style:writing-mode="page">
        <style:background-image/>
      </style:table-cell-properties>
    </style:style>
    <style:style style:name="ProjectSchedule.B7" style:family="table-cell">
      <style:table-cell-properties fo:background-color="#cccccc" fo:padding="0in" fo:border="none" style:writing-mode="page">
        <style:background-image/>
      </style:table-cell-properties>
    </style:style>
    <style:style style:name="ProjectSchedule.A8" style:family="table-cell">
      <style:table-cell-properties fo:background-color="transparent" fo:padding="0in" fo:border-left="none" fo:border-right="none" fo:border-top="none" fo:border-bottom="0.75pt solid #000000" style:writing-mode="page">
        <style:background-image/>
      </style:table-cell-properties>
    </style:style>
    <style:style style:name="ProjectSchedule.B8" style:family="table-cell">
      <style:table-cell-properties fo:background-color="transparent" fo:padding="0in" fo:border-left="none" fo:border-right="none" fo:border-top="none" fo:border-bottom="0.75pt solid #000000" style:writing-mode="page">
        <style:background-image/>
      </style:table-cell-properties>
    </style:style>
    <style:style style:name="ProjectSchedule.C8"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P1" style:family="paragraph" style:parent-style-name="Standard">
      <style:text-properties officeooo:paragraph-rsid="00214d20"/>
    </style:style>
    <style:style style:name="P2" style:family="paragraph" style:parent-style-name="Standard">
      <style:paragraph-properties fo:text-align="center" style:justify-single-word="false"/>
      <style:text-properties fo:color="#ffffff" loext:opacity="100%" style:text-outline="false" style:text-line-through-style="none" style:text-line-through-type="none" style:font-name="Liberation Serif" fo:font-size="12pt" fo:font-style="normal" fo:text-shadow="none" style:text-underline-style="none" fo:font-weight="bold" officeooo:paragraph-rsid="00228938" style:font-size-asian="12pt" style:font-style-asian="normal" style:font-weight-asian="bold" style:font-size-complex="12pt" style:font-style-complex="normal" style:font-weight-complex="bold" style:text-overline-style="none" style:text-overline-color="font-color"/>
    </style:style>
    <style:style style:name="P3" style:family="paragraph" style:parent-style-name="Table_20_Heading">
      <style:paragraph-properties fo:text-align="center" style:justify-single-word="false"/>
      <style:text-properties fo:color="#ffffff" loext:opacity="100%" style:text-outline="false" style:text-line-through-style="none" style:text-line-through-type="none" style:font-name="Liberation Serif" fo:font-size="12pt" fo:font-style="normal" fo:text-shadow="none" style:text-underline-style="none" fo:font-weight="bold" officeooo:rsid="00228938" officeooo:paragraph-rsid="00228938" style:font-size-asian="12pt" style:font-style-asian="normal" style:font-weight-asian="bold" style:font-size-complex="12pt" style:font-style-complex="normal" style:font-weight-complex="bold" style:text-overline-style="none" style:text-overline-color="font-color"/>
    </style:style>
    <style:style style:name="P4"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245e54"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Standard">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245e54"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Standard">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e1a23" officeooo:paragraph-rsid="002e1a23"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1b51b" officeooo:paragraph-rsid="0031b51b"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Heading_20_1">
      <style:paragraph-properties fo:text-align="center" style:justify-single-word="false"/>
      <style:text-properties fo:font-size="14pt" style:font-size-asian="14pt" style:font-size-complex="14pt"/>
    </style:style>
    <style:style style:name="P9" style:family="paragraph" style:parent-style-name="Heading_20_2">
      <style:text-properties officeooo:paragraph-rsid="001e4868"/>
    </style:style>
    <style:style style:name="P10" style:family="paragraph" style:parent-style-name="Standard" style:list-style-name="L1">
      <style:text-properties officeooo:paragraph-rsid="001bddf3"/>
    </style:style>
    <style:style style:name="P11" style:family="paragraph" style:parent-style-name="Standard" style:list-style-name="L2"/>
    <style:style style:name="P12" style:family="paragraph" style:parent-style-name="Standard" style:list-style-name="L3"/>
    <style:style style:name="P13" style:family="paragraph" style:parent-style-name="Standard" style:list-style-name="L4">
      <style:text-properties officeooo:paragraph-rsid="00214d20"/>
    </style:style>
    <style:style style:name="P14" style:family="paragraph" style:parent-style-name="Standard">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245e54" style:font-size-asian="12pt" style:font-style-asian="normal" style:font-weight-asian="normal" style:font-size-complex="12pt" style:font-style-complex="normal" style:font-weight-complex="normal" style:text-overline-style="none" style:text-overline-color="font-color"/>
    </style:style>
    <style:style style:name="T1" style:family="text">
      <style:text-properties officeooo:rsid="001bddf3"/>
    </style:style>
    <style:style style:name="T2" style:family="text">
      <style:text-properties style:text-position="super 58%"/>
    </style:style>
    <style:style style:name="T3" style:family="text">
      <style:text-properties style:text-position="super 58%" officeooo:rsid="001bddf3"/>
    </style:style>
    <style:style style:name="T4" style:family="text">
      <style:text-properties officeooo:rsid="001c7943"/>
    </style:style>
    <style:style style:name="T5" style:family="text">
      <style:text-properties officeooo:rsid="001cc9b6"/>
    </style:style>
    <style:style style:name="T6" style:family="text">
      <style:text-properties officeooo:rsid="00228938"/>
    </style:style>
    <style:style style:name="T7" style:family="text">
      <style:text-properties officeooo:rsid="00263282"/>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8" text:outline-level="1">FYP Project Proposal: AI Model for Vehicle Identification and Tracking </text:h>
      <text:list xml:id="list1138664579" text:style-name="L1">
        <text:list-item>
          <text:p text:style-name="P10">Authors: ASIM, Uzair Bin Colangoy <text:span text:style-name="T1">[</text:span><text:a xlink:type="simple" xlink:href="mailto:u3560307@connect.hku.hk" office:name="ASIM, Uzair Bin Colangoy - Email" text:style-name="Internet_20_link" text:visited-style-name="Visited_20_Internet_20_Link"><text:span text:style-name="T1">3035603071</text:span></text:a><text:span text:style-name="T1">]</text:span> </text:p>
        </text:list-item>
        <text:list-item>
          <text:p text:style-name="P10">Authors: YOUNG, Chak Fung <text:span text:style-name="T1">[</text:span><text:a xlink:type="simple" xlink:href="mailto:u3546816@connect.hku.hk" office:name="YOUNG, Chak Fung - Email" text:style-name="Internet_20_link" text:visited-style-name="Visited_20_Internet_20_Link">3035468160</text:a><text:span text:style-name="T1">]</text:span> </text:p>
        </text:list-item>
      </text:list>
      <text:p text:style-name="Standard"/>
      <text:h text:style-name="Heading_20_2" text:outline-level="2">Project Background</text:h>
      <text:h text:style-name="Heading_20_3" text:outline-level="3">General Background</text:h>
      <text:p text:style-name="Standard">Statistically speaking, there were 352 cases of Missing Motor Vehicles in Hong Kong during the period of Jan-Jun 2022 <text:span text:style-name="T2">[1</text:span><text:span text:style-name="T3">]</text:span>. This is a phenomenon that is common in urban cities. In Europe, Missing Motor Vehicles caused 7.4 billion Dollars worth of damages in 2020 <text:span text:style-name="T3">[2]</text:span>.<text:line-break/><text:span text:style-name="T5">T</text:span>he current issue with Motor Vehicles Theft is that most countries still rely on old methods for identifying and tracking down stolen vehicles. For example in the United Kin<text:span text:style-name="T4">g</text:span>dom, law enforcement relies on methods such as random street checks, license plate checking of stolen vehicles and tips from third-party websites <text:span text:style-name="T3">[3]</text:span><text:span text:style-name="T1">.</text:span></text:p>
      <text:p text:style-name="Standard"/>
      <text:h text:style-name="Heading_20_3" text:outline-level="3">Technical Problem to be solved</text:h>
      <text:p text:style-name="Standard">Despite our advances in technology, the identification and spotting of stolen vehicles is a very labor-intensive and time-consuming task.<text:line-break/>It requires law enforcers to watch several hundreds of hours worth of surveillance videos to try and identify potential suspects of stolen vehicles and it takes even more time and energy to investigate each potential suspect.<text:line-break/>By the time the stolen vehicle is identified, it might be too late to efficiently intercept the vehicle.</text:p>
      <text:p text:style-name="Standard"/>
      <text:p text:style-name="Standard">The required effort grows exponentially in high-density urban spaces where there may be multiple instances of Missing Motor Vehicles every year.</text:p>
      <text:p text:style-name="Standard"/>
      <text:h text:style-name="Heading_20_3" text:outline-level="3">Justification of work as a solution</text:h>
      <text:p text:style-name="Standard">By enabling cameras with an efficient vehicle detection system, we will be able to achieve two goals:</text:p>
      <text:p text:style-name="Standard"/>
      <text:list xml:id="list2746265570" text:style-name="L2">
        <text:list-item>
          <text:p text:style-name="P11">We will be able to reduce the amount of manpower required to locate and identify vehicles.<text:line-break/>By setting up cameras in high-traffic areas we can effectively watch a large number of vehicles and increase our odds of catching the stolen vehicles.</text:p>
        </text:list-item>
        <text:list-item>
          <text:p text:style-name="P11">We will be able to create a map of stolen vehicles' paths.<text:line-break/>By aligning the spotting of the stolen vehicle along multiple cameras at a different locations, we will be able to map out the route of the stolen vehicle and possibly predict where it is most suitable to be intercepted.</text:p>
        </text:list-item>
      </text:list>
      <text:p text:style-name="Standard"/>
      <text:h text:style-name="Heading_20_2" text:outline-level="2">Project Objective</text:h>
      <text:p text:style-name="P1">This project aims at creating a system that captures a live video stream of traffic and sends a time-stamped alert to authorities whenever a stolen vehicle is identified on the camera.<text:line-break/>Details such as the location, time and stolen vehicle id are relayed through the internet so that law enforcers can successfully track down the stolen vehicle.</text:p>
      <text:p text:style-name="P1"><text:soft-page-break/>We are considering the creation of a user interface to allow for easy deployment of the technology. As of current, we are considering three options:</text:p>
      <text:list xml:id="list1083562121" text:style-name="L3">
        <text:list-item>
          <text:p text:style-name="P12">A mobile app interface</text:p>
        </text:list-item>
        <text:list-item>
          <text:p text:style-name="P12">A web app</text:p>
        </text:list-item>
        <text:list-item>
          <text:p text:style-name="P12">A modular pipeline with a CLI interface</text:p>
        </text:list-item>
      </text:list>
      <text:p text:style-name="Standard"/>
      <text:p text:style-name="Standard">We plan on choosing the option after experimenting with the user experience of each of these.</text:p>
      <text:p text:style-name="Standard"/>
      <text:h text:style-name="P9" text:outline-level="2">Project Methodology</text:h>
      <text:h text:style-name="P9" text:outline-level="2">1. Overview</text:h>
      <text:p text:style-name="Standard">In this section of Methodology, we will first discuss the design principles, before looking at the hardware architecture, software architecture, data collection and manipulation, training and finally deployment.<text:line-break/>As of current, these decisions are still in the preliminary design phase and we intend to correct and amend any design changes as we proceed with the development.</text:p>
      <text:p text:style-name="Standard"/>
      <text:h text:style-name="Heading_20_3" text:outline-level="3">2. Design Principles</text:h>
      <text:p text:style-name="P1">We want to obtain three additional goals alongside achieving our project objective.</text:p>
      <text:p text:style-name="P1"/>
      <text:list xml:id="list1239765308" text:style-name="L4">
        <text:list-item>
          <text:p text:style-name="P13">We wish to be able to create a scalable project that can be upscaled to accommodate new features and functionality.<text:line-break/>For this, we have to take into consideration the design of our project and the open-source tools used in the project.</text:p>
        </text:list-item>
        <text:list-item>
          <text:p text:style-name="P13">We wish to be able to ensure that the project is modular so that it can run multiple, independent, instances across multiple cameras.<text:line-break/>This would help enable the system to utilize more computing power efficiently and it would be easier to upscale the project in multiple small phases.</text:p>
        </text:list-item>
        <text:list-item>
          <text:p text:style-name="P13">We wish that the project is easy to maintain.<text:line-break/>This can be ensured by following strict coding etiquette and robust algorithm design.</text:p>
        </text:list-item>
      </text:list>
      <text:p text:style-name="Standard"/>
      <text:h text:style-name="Heading_20_3" text:outline-level="3">3. Hardware Architecture</text:h>
      <text:h text:style-name="Heading_20_4" text:outline-level="4">3.a. Hardware Selection</text:h>
      <text:p text:style-name="Standard">The required hardware for the project is a set of cameras and computers.<text:line-break/>The camera quality has to mimic street cameras, in this scenario we can simply use the cameras of our smartphones and process the image frames to downscale the video quality.<text:line-break/>For the model training and testing, we plan to use the University's GPU Cluster.</text:p>
      <text:p text:style-name="Standard"/>
      <text:h text:style-name="Heading_20_4" text:outline-level="4">3.b. Hardware Design and Layout</text:h>
      <text:p text:style-name="Standard">We plan to set up the camera in an elevated position with high visibility. The camera should be able to have a clear view of the car and ideally be able to see the License plate as well.<text:line-break/>We plan to take multiple videos with varying angles for better data quality.</text:p>
      <text:p text:style-name="Standard"><text:soft-page-break/></text:p>
      <text:h text:style-name="Heading_20_3" text:outline-level="3">4. Software Architecture</text:h>
      <text:h text:style-name="Heading_20_4" text:outline-level="4">4.a. Data Pipeline Overview</text:h>
      <text:p text:style-name="Standard">The video feed from the cameras is processed and fed to a trained CNN model. This extracts the details of the vehicle such as make, model, color and license plate number. These details can then be compared against a database of known missing vehicles. If a search result has a very high probability of being a stolen vehicle then a POST request is sent to law enforcers to notify them of details concerning the vehicle and its sighting.</text:p>
      <text:p text:style-name="Standard"/>
      <text:h text:style-name="Heading_20_4" text:outline-level="4">4.b. Video Stream Input</text:h>
      <text:p text:style-name="Standard">The video stream input will be manipulated and processed to resemble the quality of street cameras. <text:s/></text:p>
      <text:p text:style-name="Standard">We plan to use methods such as <text:span text:style-name="T7">G</text:span>aussian filters and <text:span text:style-name="T7">M</text:span>ax<text:span text:style-name="T7">P</text:span>ooling to try and downscale the image quality. While this will help train the model to adapt to realistic scenarios it will also help our model train faster and avoid unnecessary power consumption.<text:line-break/>We also plan to adjust the color range to match the quality of street cameras as well.</text:p>
      <text:p text:style-name="Standard"/>
      <text:h text:style-name="Heading_20_4" text:outline-level="4">4.c. CNN network</text:h>
      <text:p text:style-name="Standard">In this project, we plan to make use of two techniques to help improve our experiments. We plan to make use of transfer learning to take advantage of existing pre-trained networks.<text:line-break/>We also plan to use Keras auto-tuning to help us decide on appropriate hyper-parameters.</text:p>
      <text:p text:style-name="Standard"/>
      <text:h text:style-name="Heading_20_4" text:outline-level="4">4.d. Database Design</text:h>
      <text:p text:style-name="Standard">The project will SQLAlchemy for the database engine, but we might change it if we find a better option in the future.<text:line-break/>While the current schema design has not yet been finalized, we plan to make use of a "distance-mechanism" to help calculate the closest match. This may help the model avoid the pitfall of false negatives.</text:p>
      <text:p text:style-name="Standard"/>
      <text:h text:style-name="Heading_20_3" text:outline-level="3">5. Model Training Design</text:h>
      <text:p text:style-name="Standard">We plan to use a Stratified K-Fold method for training our model and plan to score it against an F1 score. By scoring our model against an F1 score we can make achieve an accurate understanding of performance while taking false positives and false negatives into account.</text:p>
      <text:p text:style-name="Standard"/>
      <text:h text:style-name="Heading_20_3" text:outline-level="3">6. Model Deployment</text:h>
      <text:p text:style-name="Standard">For this project, we will deploy the model onto an AWS server so that we can test the model understands real-life circumstances. This will also help us debug any issues we might face in deployment and help us counter these problems.</text:p>
      <text:p text:style-name="Standard"/>
      <text:p text:style-name="Standard">We will also be able to test the models' ability of parallelization.</text:p>
      <text:p text:style-name="Standard"/>
      <text:h text:style-name="Heading_20_2" text:outline-level="2"><text:soft-page-break/>Project Schedule and Milestones</text:h>
      <table:table table:name="ProjectSchedule" table:style-name="ProjectSchedule" table:template-name="Simple List Shaded">
        <table:table-column table:style-name="ProjectSchedule.A"/>
        <table:table-column table:style-name="ProjectSchedule.B" table:number-columns-repeated="2"/>
        <table:table-row table:style-name="TableLine2511882486272">
          <table:table-cell table:style-name="ProjectSchedule.A1" office:value-type="string">
            <text:p text:style-name="P2">Milestone</text:p>
          </table:table-cell>
          <table:table-cell table:style-name="ProjectSchedule.A1" office:value-type="string">
            <text:p text:style-name="P2">Expected <text:span text:style-name="T6">Completion </text:span>Date</text:p>
          </table:table-cell>
          <table:table-cell table:style-name="ProjectSchedule.A1" office:value-type="string">
            <text:p text:style-name="P3">Estimated Learning Hours</text:p>
          </table:table-cell>
        </table:table-row>
        <table:table-row table:style-name="ProjectSchedule.2">
          <table:table-cell table:style-name="ProjectSchedule.A2" office:value-type="string">
            <text:p text:style-name="P4">Proposal Creation</text:p>
          </table:table-cell>
          <table:table-cell table:style-name="ProjectSchedule.A2" office:value-type="string">
            <text:p text:style-name="P6">02/10/2022</text:p>
          </table:table-cell>
          <table:table-cell table:style-name="ProjectSchedule.C2" office:value-type="float" office:value="4">
            <text:p text:style-name="P7">4</text:p>
          </table:table-cell>
        </table:table-row>
        <table:table-row table:style-name="TableLine2511882472672">
          <table:table-cell table:style-name="ProjectSchedule.A7" office:value-type="string">
            <text:p text:style-name="P4">Website Creation</text:p>
          </table:table-cell>
          <table:table-cell table:style-name="ProjectSchedule.B3" office:value-type="string">
            <text:p text:style-name="P6">02/10/2022</text:p>
          </table:table-cell>
          <table:table-cell table:style-name="ProjectSchedule.C3" office:value-type="float" office:value="6">
            <text:p text:style-name="P7">6</text:p>
          </table:table-cell>
        </table:table-row>
        <table:table-row table:style-name="TableLine2511882493888">
          <table:table-cell table:style-name="ProjectSchedule.A2" office:value-type="string">
            <text:p text:style-name="P4">Data Collection</text:p>
          </table:table-cell>
          <table:table-cell table:style-name="ProjectSchedule.A2" office:value-type="string">
            <text:p text:style-name="P5">23/10/2022</text:p>
          </table:table-cell>
          <table:table-cell table:style-name="ProjectSchedule.C2" office:value-type="float" office:value="15">
            <text:p text:style-name="P7">15</text:p>
          </table:table-cell>
        </table:table-row>
        <table:table-row table:style-name="TableLine2511882499056">
          <table:table-cell table:style-name="ProjectSchedule.A7" office:value-type="string">
            <text:p text:style-name="P4">Model Creation</text:p>
          </table:table-cell>
          <table:table-cell table:style-name="ProjectSchedule.B5" office:value-type="string">
            <text:p text:style-name="P5">25/10/2022</text:p>
          </table:table-cell>
          <table:table-cell table:style-name="ProjectSchedule.C3" office:value-type="float" office:value="10">
            <text:p text:style-name="P7">10</text:p>
          </table:table-cell>
        </table:table-row>
        <table:table-row table:style-name="TableLine2511882488992">
          <table:table-cell table:style-name="ProjectSchedule.A2" office:value-type="string">
            <text:p text:style-name="P4">Data Labeling</text:p>
          </table:table-cell>
          <table:table-cell table:style-name="ProjectSchedule.A2" office:value-type="string">
            <text:p text:style-name="P5">30/10/2022</text:p>
          </table:table-cell>
          <table:table-cell table:style-name="ProjectSchedule.C2" office:value-type="float" office:value="15">
            <text:p text:style-name="P7">15</text:p>
          </table:table-cell>
        </table:table-row>
        <table:table-row table:style-name="TableLine2511882505312">
          <table:table-cell table:style-name="ProjectSchedule.A7" office:value-type="string">
            <text:p text:style-name="P4">Preliminary Model Testing and Tuning</text:p>
          </table:table-cell>
          <table:table-cell table:style-name="ProjectSchedule.B7" office:value-type="string">
            <text:p text:style-name="P5">13/11/2022</text:p>
          </table:table-cell>
          <table:table-cell table:style-name="ProjectSchedule.C3" office:value-type="float" office:value="10">
            <text:p text:style-name="P7">10</text:p>
          </table:table-cell>
        </table:table-row>
        <table:table-row table:style-name="TableLine2511882499328">
          <table:table-cell table:style-name="ProjectSchedule.A8" office:value-type="string">
            <text:p text:style-name="P4">Interim Report</text:p>
          </table:table-cell>
          <table:table-cell table:style-name="ProjectSchedule.B8" office:value-type="string">
            <text:p text:style-name="P5">25/11/2022</text:p>
          </table:table-cell>
          <table:table-cell table:style-name="ProjectSchedule.C8" office:value-type="float" office:value="6">
            <text:p text:style-name="P7">6</text:p>
          </table:table-cell>
        </table:table-row>
      </table:table>
      <text:p text:style-name="Standard"/>
      <text:h text:style-name="Heading_20_2" text:outline-level="2">Bibliography IEEE Standard</text:h>
      <text:p text:style-name="Standard">1. https://www.police.gov.hk/ppp_en/09_statistics/csc.html</text:p>
      <text:p text:style-name="Standard">2. https://en.wikipedia.org/wiki/Motor_vehicle_theft</text:p>
      <text:p text:style-name="Standard">3. https://en.wikipedia.org/wiki/Motor_vehicle_theft#Recovery_of_stolen_vehicles</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onsolas" svg:font-family="Consolas, 'Courier New', monospac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next-style-name="Heading_20_4"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0">
      <number:number number:min-integer-digits="1"/>
    </number:number-style>
    <number:text-style style:name="N100">
      <number:text-content/>
    </number:text-style>
    <style:style style:name="Simple_20_List_20_Shaded.1" style:display-name="Simple List Shaded.1" style:family="table-cell" style:data-style-name="N100">
      <style:table-cell-properties fo:background-color="#000000" fo:padding="0in" fo:padding-left="0in" fo:padding-right="0in" fo:padding-top="0in" fo:padding-bottom="0in"/>
      <style:text-properties fo:color="#ffffff" fo:font-weight="bold" style:font-weight-asian="bold" style:font-name-asian="DejaVu Sans" style:font-family-asian="'DejaVu Sans'" style:font-weight-complex="bold" style:font-name-complex="DejaVu Sans" style:font-family-complex="'DejaVu Sans'"/>
    </style:style>
    <style:style style:name="Simple_20_List_20_Shaded.2" style:display-name="Simple List Shaded.2" style:family="table-cell" style:data-style-name="N0">
      <style:table-cell-properties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Simple_20_List_20_Shaded.3" style:display-name="Simple List Shaded.3" style:family="table-cell" style:data-style-name="N10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Simple_20_List_20_Shaded.4" style:display-name="Simple List Shaded.4" style:family="table-cell" style:data-style-name="N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Simple_20_List_20_Shaded.5" style:display-name="Simple List Shaded.5" style:family="table-cell" style:data-style-name="N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Simple_20_List_20_Shaded.6" style:display-name="Simple List Shaded.6" style:family="table-cell" style:data-style-name="N100">
      <style:table-cell-properties fo:background-color="#cccccc" fo:padding="0in" fo:padding-left="0in" fo:padding-right="0in" fo:padding-top="0in" fo:padding-bottom="0in"/>
      <style:text-properties style:font-name-asian="DejaVu Sans" style:font-family-asian="'DejaVu Sans'" style:font-name-complex="DejaVu Sans" style:font-family-complex="'DejaVu Sans'"/>
    </style:style>
    <style:style style:name="Simple_20_List_20_Shaded.7" style:display-name="Simple List Shaded.7" style:family="table-cell" style:data-style-name="N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Simple_20_List_20_Shaded.8" style:display-name="Simple List Shaded.8" style:family="table-cell" style:data-style-name="N0">
      <style:table-cell-properties fo:background-color="#cccccc" fo:padding="0in" fo:padding-left="0in" fo:padding-right="0in" fo:padding-top="0in" fo:padding-bottom="0in"/>
      <style:text-properties style:font-name-asian="DejaVu Sans" style:font-family-asian="'DejaVu Sans'" style:font-name-complex="DejaVu Sans" style:font-family-complex="'DejaVu Sans'"/>
    </style:style>
    <style:style style:name="Simple_20_List_20_Shaded.9" style:display-name="Simple List Shaded.9" style:family="table-cell" style:data-style-name="N0">
      <style:table-cell-properties fo:background-color="#cccccc" fo:padding="0in" fo:padding-left="0in" fo:padding-right="0in" fo:padding-top="0in" fo:padding-bottom="0in"/>
      <style:text-properties style:font-name-asian="DejaVu Sans" style:font-family-asian="'DejaVu Sans'" style:font-name-complex="DejaVu Sans" style:font-family-complex="'DejaVu Sans'"/>
    </style:style>
    <style:style style:name="Simple_20_List_20_Shaded.10" style:display-name="Simple List Shaded.10" style:family="table-cell" style:data-style-name="N0">
      <style:table-cell-properties fo:background-color="#cccccc" fo:padding="0in" fo:padding-left="0in" fo:padding-right="0in" fo:padding-top="0in" fo:padding-bottom="0in"/>
      <style:text-properties style:font-name-asian="DejaVu Sans" style:font-family-asian="'DejaVu Sans'" style:font-name-complex="DejaVu Sans" style:font-family-complex="'DejaVu Sans'"/>
    </style:style>
    <style:style style:name="Simple_20_List_20_Shaded.11" style:display-name="Simple List Shaded.11" style:family="table-cell" style:data-style-name="N100">
      <style:table-cell-properties fo:background-color="#000000" fo:padding="0in" fo:padding-left="0in" fo:padding-right="0in" fo:padding-top="0in" fo:padding-bottom="0in"/>
      <style:text-properties fo:color="#ffffff" fo:font-weight="bold" style:font-weight-asian="bold" style:font-name-asian="DejaVu Sans" style:font-family-asian="'DejaVu Sans'" style:font-weight-complex="bold" style:font-name-complex="DejaVu Sans" style:font-family-complex="'DejaVu Sans'"/>
    </style:style>
    <style:style style:name="Simple_20_List_20_Shaded.12" style:display-name="Simple List Shaded.12" style:family="table-cell" style:data-style-name="N100">
      <style:table-cell-properties fo:background-color="#000000" fo:padding="0in" fo:padding-left="0in" fo:padding-right="0in" fo:padding-top="0in" fo:padding-bottom="0in"/>
      <style:text-properties fo:color="#ffffff" fo:font-weight="bold" style:font-weight-asian="bold" style:font-name-asian="DejaVu Sans" style:font-family-asian="'DejaVu Sans'" style:font-weight-complex="bold" style:font-name-complex="DejaVu Sans" style:font-family-complex="'DejaVu Sans'"/>
    </style:style>
    <style:style style:name="Simple_20_List_20_Shaded.13" style:display-name="Simple List Shaded.13" style:family="table-cell" style:data-style-name="N100">
      <style:table-cell-properties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Simple_20_List_20_Shaded.14" style:display-name="Simple List Shaded.14" style:family="table-cell" style:data-style-name="N0">
      <style:table-cell-properties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Simple_20_List_20_Shaded.15" style:display-name="Simple List Shaded.15" style:family="table-cell" style:data-style-name="N100">
      <style:table-cell-properties fo:background-color="#000000" fo:padding="0in" fo:padding-left="0in" fo:padding-right="0in" fo:padding-top="0in" fo:padding-bottom="0in"/>
      <style:text-properties fo:color="#ffffff" fo:font-weight="bold" style:font-weight-asian="bold" style:font-name-asian="DejaVu Sans" style:font-family-asian="'DejaVu Sans'" style:font-weight-complex="bold" style:font-name-complex="DejaVu Sans" style:font-family-complex="'DejaVu Sans'"/>
    </style:style>
    <style:style style:name="Simple_20_List_20_Shaded.16" style:display-name="Simple List Shaded.16" style:family="table-cell" style:data-style-name="N0">
      <style:table-cell-properties fo:border-bottom="0.74pt solid #000000" fo:padding="0in" fo:padding-left="0in" fo:padding-right="0in" fo:padding-top="0in" fo:padding-bottom="0in"/>
      <style:text-properties style:font-name-asian="DejaVu Sans" style:font-family-asian="'DejaVu Sans'" style:font-name-complex="DejaVu Sans" style:font-family-complex="'DejaVu Sans'"/>
    </style:style>
    <table:table-template table:name="Simple List Shaded" table:first-row-end-column="row" table:first-row-start-column="row" table:last-row-end-column="row" table:last-row-start-column="row">
      <table:first-row table:style-name="Simple_20_List_20_Shaded.1"/>
      <table:last-row table:style-name="Simple_20_List_20_Shaded.2"/>
      <table:first-column table:style-name="Simple_20_List_20_Shaded.3"/>
      <table:last-column table:style-name="Simple_20_List_20_Shaded.4"/>
      <table:body table:style-name="Simple_20_List_20_Shaded.9"/>
      <table:even-rows table:style-name="Simple_20_List_20_Shaded.5"/>
      <table:odd-rows table:style-name="Simple_20_List_20_Shaded.6"/>
      <table:even-columns table:style-name="Simple_20_List_20_Shaded.7"/>
      <table:odd-columns table:style-name="Simple_20_List_20_Shaded.8"/>
      <table:background table:style-name="Simple_20_List_20_Shaded.10"/>
      <loext:first-row-even-column table:style-name="Simple_20_List_20_Shaded.15"/>
      <loext:last-row-even-column table:style-name="Simple_20_List_20_Shaded.16"/>
      <loext:first-row-end-column table:style-name="Simple_20_List_20_Shaded.12"/>
      <loext:first-row-start-column table:style-name="Simple_20_List_20_Shaded.11"/>
      <loext:last-row-end-column table:style-name="Simple_20_List_20_Shaded.14"/>
      <loext:last-row-start-column table:style-name="Simple_20_List_20_Shaded.13"/>
    </table:table-templat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2.7.2$Windows_X86_64 LibreOffice_project/8d71d29d553c0f7dcbfa38fbfda25ee34cce99a2</meta:generator>
    <dc:date>2022-09-28T21:03:57.896000000</dc:date>
    <meta:editing-duration>PT23M32S</meta:editing-duration>
    <meta:editing-cycles>20</meta:editing-cycles>
    <meta:document-statistic meta:table-count="1" meta:image-count="0" meta:object-count="0" meta:page-count="4" meta:paragraph-count="77" meta:word-count="1195" meta:character-count="7294" meta:non-whitespace-character-count="6181"/>
  </office:meta>
</office:document-meta>
</file>